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blauf des Compilers</text:h>
      <text:p text:style-name="Text_20_body"/>
      <text:p text:style-name="Standard">Zuerst geht der Compiler alle Klassen durch</text:p>
      <text:p text:style-name="Standard"/>
      <text:p text:style-name="Standard">Für jede Klasse wird eine Class.java erstellt, welche einen Symbol Table für alle Attribute und eine andere Datenstruktur für alle Methoden hat.</text:p>
      <text:p text:style-name="Standard"/>
      <text:p text:style-name="Standard">zuerst werden die Attribute eingetragen, danach werden für alle Methoden ASTs erstellt und die Wurzelnode dieser in dem Methodenspeicher gespeiche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08T11:22:56.66</meta:creation-date>
    <meta:document-statistic meta:table-count="0" meta:image-count="0" meta:object-count="0" meta:page-count="1" meta:paragraph-count="4" meta:word-count="52" meta:character-count="355"/>
    <dc:date>2021-01-08T21:51:27.63</dc:date>
    <meta:editing-duration>PT10H13M22S</meta:editing-duration>
    <meta:editing-cycles>1</meta:editing-cycles>
    <meta:generator>OpenOffice/4.1.8$Win32 OpenOffice.org_project/418m3$Build-9803</meta:generator>
  </office:meta>
</office:document-meta>
</file>